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o stretchy="false">α</mo>
            <mrow>
              <mi>p</mi>
              <mi>,</mi>
              <mo stretchy="false">Δ</mo>
              <mi>p</mi>
            </mrow>
          </msub>
        </mrow>
      </mfenced>
      <mrow>
        <mi/>
        <mo stretchy="false">=</mo>
        <mi/>
      </mrow>
      <mrow>
        <mo stretchy="false">∫</mo>
        <mtext>d</mtext>
      </mrow>
      <mi>p</mi>
      <mi>'</mi>
      <mfenced open="∣" close="〉">
        <mrow>
          <msub>
            <mrow>
              <mover accent="true">
                <mo stretchy="false">α</mo>
                <mo stretchy="false">̄</mo>
              </mover>
            </mrow>
            <mrow>
              <mi>p</mi>
              <mi>'</mi>
            </mrow>
          </msub>
        </mrow>
      </mfenced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sub>
              <mo stretchy="false">α</mo>
              <mrow>
                <mi>p</mi>
                <mi>,</mi>
                <mo stretchy="false">Δ</mo>
                <mi>p</mi>
              </mrow>
            </msub>
          </mrow>
        </mrow>
      </mfenced>
      <mrow>
        <mi/>
        <mo stretchy="false">=</mo>
        <mi/>
      </mrow>
      <mrow>
        <munderover>
          <mo stretchy="false">∫</mo>
          <mrow>
            <mi>p</mi>
            <mrow>
              <mi/>
              <mo stretchy="false">−</mo>
              <mi/>
            </mrow>
            <mfrac>
              <mn>1</mn>
              <mn>2</mn>
            </mfrac>
            <mo stretchy="false">Δ</mo>
            <mi>p</mi>
          </mrow>
          <mrow>
            <mi>p</mi>
            <mrow>
              <mi/>
              <mo stretchy="false">+</mo>
              <mi/>
            </mrow>
            <mfrac>
              <mn>1</mn>
              <mn>2</mn>
            </mfrac>
            <mo stretchy="false">Δ</mo>
            <mi>p</mi>
          </mrow>
        </munderover>
        <mtext>d</mtext>
      </mrow>
      <mi>p</mi>
      <mi>'</mi>
      <mfenced open="∣" close="〉">
        <mrow>
          <msub>
            <mrow>
              <mover accent="true">
                <mo stretchy="false">α</mo>
                <mo stretchy="false">̄</mo>
              </mover>
            </mrow>
            <mrow>
              <mi>p</mi>
              <mi>'</mi>
            </mrow>
          </msub>
        </mrow>
      </mfenced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sub>
              <mo stretchy="false">α</mo>
              <mrow>
                <mi>p</mi>
                <mi>,</mi>
                <mo stretchy="false">Δ</mo>
                <mi>p</mi>
              </mrow>
            </msub>
          </mrow>
        </mrow>
      </mfenced>
    </mrow>
    <annotation encoding="StarMath 5.0">left lline %ialpha _{p, %DELTA p} right rangle `=` int "d" p'
left lline {bar %ialpha} _{p'} right rangle
left langle {bar %ialpha} _{p'} mline
%ialpha _{p, %DELTA p} right rangle `=`
int from {p `-` 1 over 2 %DELTA p} to {p `+` 1 over 2 %DELTA p} "d" p'
left lline {bar %ialpha} _{p'} right rangle
left langle {bar %ialpha} _{p'} mline
%ialpha _{p, %DELTA p}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19:29.982000000</meta:creation-date>
    <meta:generator>LibreOffice/4.1.4.2$Windows_x86 LibreOffice_project/0a0440ccc0227ad9829de5f46be37cfb6edcf72</meta:generator>
  </office:meta>
</office:document-meta>
</file>